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 Diary of Jane</text:span></text:p>
      <text:p text:style-name="P1"><text:span text:style-name="T1">2. Metalingus</text:span><text:span text:style-name="T2"/></text:p>
      <text:p text:style-name="P1"><text:span text:style-name="T2">3. Blackbird</text:span></text:p>
      <text:p text:style-name="P1"><text:span text:style-name="T2">4. So Cold</text:span></text:p>
      <text:p text:style-name="P1"><text:span text:style-name="T3">5. Firestone</text:span><text:span text:style-name="T4"/></text:p>
      <text:p text:style-name="P1"><text:span text:style-name="T5">6. Lean On</text:span><text:span text:style-name="T6"/></text:p>
      <text:p text:style-name="P1"><text:span text:style-name="T6">7. Summer</text:span></text:p>
      <text:p text:style-name="P1"><text:span text:style-name="T7">8. Burn</text:span><text:span text:style-name="T8"/></text:p>
      <text:p text:style-name="P1"><text:span text:style-name="T8">9. I will not bow</text:span></text:p>
      <text:p text:style-name="P1"><text:span text:style-name="T8">10. Numb</text:span></text:p>
      <text:p text:style-name="P1"><text:span text:style-name="T8">11. New Divide</text:span></text:p>
      <text:p text:style-name="P1"><text:span text:style-name="T8">12. In the end</text:span></text:p>
      <text:p text:style-name="P1"><text:span text:style-name="T8">13. Somewhere I belong</text:span></text:p>
      <text:p text:style-name="P1"><text:span text:style-name="T8">14. Do I wanna know</text:span></text:p>
      <text:p text:style-name="P1"><text:span text:style-name="T8">15. One last breath</text:span></text:p>
      <text:p text:style-name="P1"><text:span text:style-name="T8">16. Higher</text:span></text:p>
      <text:p text:style-name="P1"><text:span text:style-name="T9">17. What I've done</text:span><text:span text:style-name="T10"/></text:p>
      <text:p text:style-name="P1"><text:span text:style-name="T10">18. Dont you worry child</text:span></text:p>
      <text:p text:style-name="P1"><text:span text:style-name="T10">19. In my mind</text:span></text:p>
      <text:p text:style-name="P1"><text:span text:style-name="T10">20. Applo</text:span></text:p>
      <text:p text:style-name="P1"><text:span text:style-name="T10">21. Spaceman</text:span></text:p>
      <text:p text:style-name="P1"><text:span text:style-name="T10">22. Broken</text:span></text:p>
      <text:p text:style-name="P1"><text:span text:style-name="T10">23. Not afraid</text:span></text:p>
      <text:p text:style-name="P1"><text:span text:style-name="T10">24. Love the way you lie</text:span></text:p>
      <text:p text:style-name="P1"><text:span text:style-name="T10">25. Leave out all the rest</text:span></text:p>
      <text:p text:style-name="P1"><text:span text:style-name="T10">26. Its my life</text:span></text:p>
      <text:p text:style-name="P1"><text:span text:style-name="T10">27. Hotel california</text:span></text:p>
      <text:p text:style-name="P1"><text:span text:style-name="T10">28. 21 guns</text:span></text:p>
      <text:p text:style-name="P1"><text:span text:style-name="T10">29. Wake me up when september ends</text:span></text:p>
      <text:p text:style-name="P1"><text:span text:style-name="T10">30. Animals</text:span></text:p>
      <text:p text:style-name="P1"><text:span text:style-name="T10">31. Paradise</text:span></text:p>
      <text:p text:style-name="P1"><text:span text:style-name="T10">32. Sky full of stars</text:span></text:p>
      <text:p text:style-name="P1"><text:span text:style-name="T10">33. Viva la vida</text:span></text:p>
      <text:p text:style-name="P1"><text:span text:style-name="T10">34. Fix you</text:span></text:p>
      <text:p text:style-name="P1"><text:span text:style-name="T10">35. Yellow</text:span></text:p>
      <text:p text:style-name="P1"><text:span text:style-name="T10">36. Zombie</text:span></text:p>
      <text:p text:style-name="P1"><text:span text:style-name="T10">37. Demons</text:span></text:p>
      <text:p text:style-name="P1"><text:span text:style-name="T10">38. Going under</text:span></text:p>
      <text:p text:style-name="P1"><text:span text:style-name="T10">39. Bring me to life</text:span></text:p>
      <text:p text:style-name="P1"><text:span text:style-name="T10">40. Castle of glass</text:span></text:p>
      <text:p text:style-name="P1"><text:span text:style-name="T10">41. Smells like teen spirit</text:span></text:p>
      <text:p text:style-name="P1"><text:span text:style-name="T10">42. Titanium</text:span></text:p>
      <text:p text:style-name="P1"><text:span text:style-name="T10">43. Clarity</text:span></text:p>
      <text:p text:style-name="P1"><text:span text:style-name="T10">44. She will be loved</text:span></text:p>
      <text:p text:style-name="P1"><text:span text:style-name="T10">45. If everyone cared</text:span></text:p>
      <text:p text:style-name="P1"><text:span text:style-name="T10">46. Rockstar</text:span></text:p>
      <text:p text:style-name="P1"><text:span text:style-name="T10">47. Californication</text:span></text:p>
      <text:p text:style-name="P1"><text:span text:style-name="T10">48. Nothing else matters</text:span></text:p>
      <text:p text:style-name="P1"><text:span text:style-name="T10">49. Dream On</text:span></text:p>
      <text:p text:style-name="P1"><text:span text:style-name="T10">50. Highway to hell</text:span></text:p>
      <text:p text:style-name="P1"><text:span text:style-name="T10">51. Boulevard of broken dreams</text:span></text:p>
      <text:p text:style-name="P1"><text:span text:style-name="T10">52. Arms wide open</text:span></text:p>
      <text:p text:style-name="P1"><text:span text:style-name="T10">53. My sacrifice</text:span></text:p>
      <text:p text:style-name="P1"><text:span text:style-name="T10">54. Wrong side of heaven</text:span></text:p>
      <text:p text:style-name="P1"><text:span text:style-name="T10">55. Happy</text:span></text:p>
      <text:p text:style-name="P1"><text:span text:style-name="T10">56. Lovers on the sun</text:span></text:p>
      <text:p text:style-name="P1"><text:span text:style-name="T10">57. </text:span></text:p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